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6.091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9.267cm"/>
    </style:style>
    <style:style style:name="co6" style:family="table-column">
      <style:table-column-properties fo:break-before="auto" style:column-width="7.23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1" style:family="table-cell" style:parent-style-name="Default">
      <style:text-properties style:font-name="Cabrila" style:font-name-complex="Cabrila"/>
    </style:style>
    <style:style style:name="ce27" style:family="table-cell" style:parent-style-name="Default">
      <style:text-properties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/>
    <style:style style:name="ce22" style:family="table-cell" style:parent-style-name="Default" style:data-style-name="N37">
      <style:text-properties style:font-name="Cabrila" style:font-name-complex="Cabrila"/>
    </style:style>
    <style:style style:name="ce23" style:family="table-cell" style:parent-style-name="Default">
      <style:text-properties fo:color="#1b1b1b" style:font-name="CABRILA" style:font-name-complex="CABRILA"/>
    </style:style>
    <style:style style:name="ce24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nthosh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20" office:value-type="string" calcext:value-type="string">
            <text:p>WF NO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F Name</text:p>
          </table:table-cell>
          <table:table-cell table:style-name="ce20" office:value-type="string" calcext:value-type="string">
            <text:p>SR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Bugs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Reports</text:p>
          </table:table-cell>
          <table:table-cell table:style-name="ce20" table:number-columns-repeated="1016"/>
        </table:table-row>
        <table:table-row table:style-name="ro2">
          <table:table-cell office:value-type="string" calcext:value-type="string">
            <text:p>WORKFLOW_09</text:p>
          </table:table-cell>
          <table:table-cell office:value-type="date" office:date-value="2024-11-15" calcext:value-type="date">
            <text:p>15/11/24</text:p>
          </table:table-cell>
          <table:table-cell office:value-type="string" calcext:value-type="string">
            <text:p>VAT_Transfer</text:p>
          </table:table-cell>
          <table:table-cell office:value-type="string" calcext:value-type="string">
            <text:p>VAT Transfer (Trade)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1. Two date invoice param in NTA AP Invoice</text:p>
            <text:p>2. 500 sql exception error showing while chosing </text:p>
            <text:p>The campagin in NTA purchase order li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RKFLOW_011</text:p>
          </table:table-cell>
          <table:table-cell office:value-type="date" office:date-value="2024-11-15" calcext:value-type="date">
            <text:p>15/11/24</text:p>
          </table:table-cell>
          <table:table-cell table:number-columns-repeated="2" table:style-name="ce21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79654001AR2409-100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ORKFLOW_14</text:p>
          </table:table-cell>
          <table:table-cell office:value-type="date" office:date-value="2024-11-16" calcext:value-type="date">
            <text:p>16/11/24</text:p>
          </table:table-cell>
          <table:table-cell table:style-name="ce23" office:value-type="string" calcext:value-type="string">
            <text:p>Marketing Campagin (Trade)</text:p>
          </table:table-cell>
          <table:table-cell office:value-type="string" calcext:value-type="string">
            <text:p><text:span text:style-name="T1">1. Import Activity</text:span></text:p>
            <text:p><text:span text:style-name="T1">2. Import sub activity</text:span></text:p>
            <text:p><text:span text:style-name="T1">3. Import budget</text:span></text:p>
            <text:p><text:span text:style-name="T1">4. Import subbuget</text:span></text:p>
            <text:p><text:span text:style-name="T1">5. Import budget product group</text:span></text:p>
            <text:p><text:span text:style-name="T1">6. Import proposal</text:span></text:p>
            <text:p><text:span text:style-name="T1">7. Import subproposal</text:span></text:p>
            <text:p><text:span text:style-name="T1">8. Import proposal product group</text:span></text:p>
            <text:p><text:span text:style-name="T1">9. Import product SKU</text:span></text:p>
            <text:p><text:span text:style-name="T1">10. Marketing Campagin</text:span></text:p>
            <text:p><text:span text:style-name="T1">   10.1 Marketing campagin Mapping</text:span></text:p>
            <text:p><text:span text:style-name="T1">   10.2 Campagin sub proposal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mport proposal screen performance issue</text:p>
          </table:table-cell>
          <table:table-cell office:value-type="string" calcext:value-type="string">
            <text:p><text:span text:style-name="T1">Campagin: saw14sp_1149332 </text:span></text:p>
            <text:p><text:span text:style-name="T1">Campagin searh key: 1149332</text:span></text:p>
            <text:p><text:span text:style-name="T1">Sub proposal: saw14sp</text:span></text:p>
            <text:p><text:span text:style-name="T1">Product: 1029848</text:span></text:p>
            <text:p><text:span text:style-name="T1">Product category: Abbott Grow 1</text:span></text:p>
            <text:p><text:span text:style-name="T1">-</text:span></text:p>
            <text:p><text:span text:style-name="T1">NTA Marketing Campagin SK: 1149332</text:span></text:p>
          </table:table-cell>
          <table:table-cell office:value-type="string" calcext:value-type="string">
            <text:p><text:span text:style-name="T1">P2P Purchase Order Integration Report (N)</text:span></text:p>
            <text:p><text:span text:style-name="T1">P2P Invoice Integration Report</text:span></text:p>
            <text:p><text:span text:style-name="T1">P2P Actual &amp; Accrual Integration Report</text:span></text:p>
            <text:p><text:span text:style-name="T1">Contribution% Topline Report (N)</text:span></text:p>
            <text:p><text:span text:style-name="T1">Contribution% SG&amp;A Report</text:span></text:p>
            <text:p><text:span text:style-name="T1">D.5.6 report</text:span></text:p>
            <text:p><text:span text:style-name="T1">D.5.6 D.5.6 Sample Zero Revenue Report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36</text:p>
          </table:table-cell>
          <table:table-cell office:value-type="date" office:date-value="2024-11-16" calcext:value-type="date">
            <text:p>16/11/24</text:p>
          </table:table-cell>
          <table:table-cell table:style-name="ce23" office:value-type="string" calcext:value-type="string">
            <text:p>StockTake Adjustment</text:p>
          </table:table-cell>
          <table:table-cell office:value-type="string" calcext:value-type="string">
            <text:p><text:span text:style-name="T1">Stocktake Adjustment</text:span></text:p>
            <text:p><text:span text:style-name="T1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<text:span text:style-name="T1">1HH2409-10013 excess</text:span></text:p>
            <text:p><text:span text:style-name="T1">1HH2409-10018 missing</text:span></text:p>
          </table:table-cell>
          <table:table-cell office:value-type="string" calcext:value-type="string">
            <text:p>Storage Detail</text:p>
            <text:p>Master Inventory Report</text:p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11</text:p>
          </table:table-cell>
          <table:table-cell table:style-name="ce22" office:value-type="date" office:date-value="2024-11-18" calcext:value-type="date">
            <text:p>18/11/24</text:p>
          </table:table-cell>
          <table:table-cell table:number-columns-repeated="2" table:style-name="ce21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06031BR2411-1004</text:p>
            <text:p>BP: 110004521</text:p>
            <text:p>Amount: 5.000,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WORKFLOW_014</text:p>
          </table:table-cell>
          <table:table-cell table:style-name="ce22" office:value-type="date" office:date-value="2024-11-18" calcext:value-type="date">
            <text:p>18/11/24</text:p>
          </table:table-cell>
          <table:table-cell table:style-name="ce23" office:value-type="string" calcext:value-type="string">
            <text:p>Marketing Campagin (Trade)</text:p>
          </table:table-cell>
          <table:table-cell office:value-type="string" calcext:value-type="string">
            <text:p>1. Import Activity</text:p>
            <text:p>2. Import sub activity</text:p>
            <text:p>3. Import budget</text:p>
            <text:p>4. Import subbuget</text:p>
            <text:p>5. Import budget product group</text:p>
            <text:p>6. Import proposal</text:p>
            <text:p>7. Import subproposal</text:p>
            <text:p>8. Import proposal product group</text:p>
            <text:p>9. Import product SKU</text:p>
            <text:p>10. Marketing Campagin</text:p>
            <text:p>   10.1 Marketing campagin Mapping</text:p>
            <text:p>   10.2 Campagin sub proposal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TA PO: 1NPO2411-10098</text:p>
            <text:p>Campagin: 1150109-saw14sp_1150109</text:p>
            <text:p>Subactivity: wf14_Activation</text:p>
            <text:p>BP: 125000022</text:p>
            <text:p>GT: 220.000,00</text:p>
            <text:p>Tax: VAT 10%</text:p>
            <text:p>QTY: 100</text:p>
            <text:p>-</text:p>
            <text:p>GR: 1NGR2411-10301</text:p>
            <text:p><text:span text:style-name="T1">BP: 125000022</text:span></text:p>
            <text:p><text:span text:style-name="T1">-</text:span></text:p>
            <text:p><text:span text:style-name="T1">NTA AP Invoice: 1NAP2411-10606</text:span></text:p>
            <text:p><text:span text:style-name="T1">Invoice Type: Declared Invoice</text:span></text:p>
            <text:p><text:span text:style-name="T1">BP: 125000022</text:span></text:p>
            <text:p><text:span text:style-name="T1">Tax : VAT 10%</text:span></text:p>
            <text:p><text:span text:style-name="T1">Tax Amount : 20.000,00</text:span></text:p>
            <text:p><text:span text:style-name="T1">-</text:span></text:p>
            <text:p><text:span text:style-name="T1">SO: 1SO42411-10022</text:span></text:p>
            <text:p><text:span text:style-name="T1">BP: 110005508</text:span></text:p>
            <text:p><text:span text:style-name="T1">Doc type: SG&amp;A Register Promotion Order</text:span></text:p>
            <text:p><text:span text:style-name="T1">WH: CDC ABB Borrow</text:span></text:p>
            <text:p><text:span text:style-name="T1">Chareg: Y</text:span></text:p>
          </table:table-cell>
          <table:table-cell table:style-name="ce24" office:value-type="string" calcext:value-type="string">
            <text:p><text:span text:style-name="T1">P2P Purchase Order Integration Report (N)</text:span></text:p>
            <text:p><text:span text:style-name="T1">P2P Invoice Integration Report</text:span></text:p>
            <text:p><text:span text:style-name="T1">P2P Actual &amp; Accrual Integration Report</text:span></text:p>
            <text:p><text:span text:style-name="T1">Contribution% Topline Report (N)</text:span></text:p>
            <text:p><text:span text:style-name="T1">Contribution% SG&amp;A Report</text:span></text:p>
            <text:p><text:span text:style-name="T2">Tax invoice list by sku</text:span></text:p>
            <text:p><text:span text:style-name="T2">Tax Invoice List By SKU-Package</text:span></text:p>
            <text:p/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WORKFLOW_09</text:p>
          </table:table-cell>
          <table:table-cell office:value-type="date" office:date-value="2024-11-18" calcext:value-type="date">
            <text:p>18/11/24</text:p>
          </table:table-cell>
          <table:table-cell table:number-columns-repeated="2" office:value-type="string" calcext:value-type="string">
            <text:p>VAT Transfer (Trade)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8549802</text:p>
            <text:p>Prefix invoice no: 7869876576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ORKFLOW_036</text:p>
          </table:table-cell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ockTake Adjustment</text:p>
          </table:table-cell>
          <table:table-cell office:value-type="string" calcext:value-type="string">
            <text:p><text:span text:style-name="T1">Stocktake Adjustment</text:span></text:p>
            <text:p><text:span text:style-name="T1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1HH2411-10033</text:p>
            <text:p>Product: 28007</text:p>
            <text:p>QTY Scrapped: -170</text:p>
            <text:p>QTY count: 8.000</text:p>
            <text:p>Charge: Excess</text:p>
            <text:p>-</text:p>
            <text:p>Doc no: 1HH2411-10034</text:p>
            <text:p><text:span text:style-name="T1">Product: 28007</text:span></text:p>
            <text:p><text:span text:style-name="T1">QTY Scrapped: 3000</text:span></text:p>
            <text:p><text:span text:style-name="T1">QTY count: 5000</text:span></text:p>
            <text:p><text:span text:style-name="T1">Charge: Missing</text:span></text:p>
          </table:table-cell>
          <table:table-cell office:value-type="string" calcext:value-type="string">
            <text:p><text:span text:style-name="T3">Stock change inventory report</text:span></text:p>
            <text:p><text:span text:style-name="T2">Master Inventory report-Package</text:span></text:p>
            <text:p><text:span text:style-name="T2">Master Inventory report</text:span></text:p>
            <text:p><text:span text:style-name="T2">Storage Detail</text:span></text:p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WORKFLOW_09</text:p>
          </table:table-cell>
          <table:table-cell office:value-type="date" office:date-value="2024-11-20" calcext:value-type="date">
            <text:p>20/11/24</text:p>
          </table:table-cell>
          <table:table-cell office:value-type="string" calcext:value-type="string">
            <text:p>VAT Transfer</text:p>
          </table:table-cell>
          <table:table-cell office:value-type="string" calcext:value-type="string">
            <text:p>AP invoice</text:p>
            <text:p>AP Invoice Confirm</text:p>
            <text:p>Multi VAT Transfer</text:p>
            <text:p>VAT Transf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/>
            <text:p>VAT Transfer trade is not posted </text:p>
          </table:table-cell>
          <table:table-cell office:value-type="string" calcext:value-type="string">
            <text:p>NTA AP Invoice: 1NAP2411-10804</text:p>
            <text:p>Invoice Type: UNDeclared</text:p>
            <text:p>BP: 125000022</text:p>
            <text:p>Product: 1102</text:p>
            <text:p><text:span text:style-name="T1">VAT Transfer: 8550014</text:span></text:p>
            <text:p>-</text:p>
            <text:p>AP Invoice: 1AP2411-10052</text:p>
            <text:p>BP: 110009261</text:p>
            <text:p>Vat Transfer Trade: 8550016</text:p>
          </table:table-cell>
          <table:table-cell office:value-type="string" calcext:value-type="string">
            <text:p>General Ledger</text:p>
            <text:p>General Ledger Detail</text:p>
            <text:p/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anthosh.B1:Santhosh.B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30:19.519721673</meta:creation-date>
    <dc:date>2024-11-25T10:06:24.474489806</dc:date>
    <meta:editing-duration>PT9H20M39S</meta:editing-duration>
    <meta:editing-cycles>67</meta:editing-cycles>
    <meta:generator>LibreOffice/7.3.7.2$Linux_X86_64 LibreOffice_project/30$Build-2</meta:generator>
    <meta:document-statistic meta:table-count="1" meta:cell-count="69" meta:object-count="0"/>
  </office:meta>
</office:document-meta>
</file>